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condensed" svg:font-family="'roboto condensed', sans-serif"/>
    <style:font-face style:name="sans-serif" svg:font-family="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e4e51" style:font-name="roboto condensed" fo:font-size="10.5pt" fo:letter-spacing="normal" fo:font-style="normal" fo:font-weight="bold"/>
    </style:style>
    <style:style style:name="T4" style:family="text">
      <style:text-properties fo:font-variant="normal" fo:text-transform="none" fo:color="#4e4e51" style:font-name="roboto condensed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Traduction par </text:span><text:a xlink:type="simple" xlink:href="https://fr.wikisource.org/wiki/Auteur:Auguste_Desportes" text:style-name="Internet_20_link" text:visited-style-name="Visited_20_Internet_20_Link"><text:span text:style-name="T2">Auguste Desportes</text:span></text:a><text:span text:style-name="T1">.</text:span><text:line-break/><text:span text:style-name="T1">Texte établi par </text:span><text:a xlink:type="simple" xlink:href="https://fr.wikisource.org/wiki/Auteur:Édouard_Sommer" text:style-name="Internet_20_link" text:visited-style-name="Visited_20_Internet_20_Link"><text:span text:style-name="T2">Édouard Sommer</text:span></text:a><text:span text:style-name="T1">, Hachette, </text:span>1863 </text:p>
      <text:p text:style-name="Text_20_body"><text:span text:style-name="T3">Titre(s) : </text:span><text:span text:style-name="T4">Géorgiques, quatrième livre [expliqué, annoté et revu pour la traduction française par M. A. Desportes] [Texte imprimé] / Virgile</text:span> </text:p>
      <text:p text:style-name="Text_20_body"><text:span text:style-name="T3">Publication : </text:span><text:span text:style-name="T4">Paris : L. Hachette, 1863</text:span> </text:p>
      <text:h text:style-name="Heading_20_1" text:outline-level="1">Géorgiques, Livre 4</text:h>
      <text:p text:style-name="_3c_l_3e_"><text:span text:style-name="_3c_pb_3e_">[48]</text:span>Non te nullius exercent numinis iræ ;</text:p>
      <text:p text:style-name="_3c_l_3e_">Magna luis commissa : tibi has miserabilis Orpheus</text:p>
      <text:p text:style-name="_3c_l_3e_">Haud quaquam ob meritum pœnas, nisi fata resistant,</text:p>
      <text:p text:style-name="_3c_l_3e_">Suscitat, et rapta graviter pro conjuge sævit.</text:p>
      <text:p text:style-name="_3c_l_3e_">Illa quidem, dum te fugeret per flumina præceps,</text:p>
      <text:p text:style-name="_3c_l_3e_">Immanem ante pedes hydrum moritura puella</text:p>
      <text:p text:style-name="_3c_l_3e_">Servantem ripas alta non vidit in herba.</text:p>
      <text:p text:style-name="_3c_l_3e_">At chorus æqualis Dryadum clamore supremos</text:p>
      <text:p text:style-name="_3c_l_3e_"><text:span text:style-name="_3c_pb_3e_">[50]</text:span>Implerunt montes ; flerunt Rhodopeiæ arces,</text:p>
      <text:p text:style-name="_3c_l_3e_">Altaque Pangæa, et Rhesi Mavortia tellus,</text:p>
      <text:p text:style-name="_3c_l_3e_">Atque Getæ, atque Hebrus, et Actias Orithyia.</text:p>
      <text:p text:style-name="_3c_l_3e_">Ipse, cava solans ægrum testudine amorem,</text:p>
      <text:p text:style-name="_3c_l_3e_">Te, dulcis conjux, te solo in litore secum,</text:p>
      <text:p text:style-name="_3c_l_3e_">Te, veniente die, te, decedente, canebat.</text:p>
      <text:p text:style-name="_3c_l_3e_"/>
      <text:p text:style-name="_3c_l_3e_">Tænarias etiam fauces, alta ostia Ditis,</text:p>
      <text:p text:style-name="_3c_l_3e_">Et caligantem nigra formidine lucum</text:p>
      <text:p text:style-name="_3c_l_3e_">Ingressus, Manesque adiit, regemque tremendum,</text:p>
      <text:p text:style-name="_3c_l_3e_">Nesciaque humanis precibus mansuescere corda.</text:p>
      <text:p text:style-name="_3c_l_3e_">At, cantu commotæ, Erebi³ de sedibus imis</text:p>
      <text:p text:style-name="_3c_l_3e_">Umbræ ibant tenues, simulacraque luce carentum:</text:p>
      <text:p text:style-name="_3c_l_3e_">Quam multa in foliis avium se millia condunt,</text:p>
      <text:p text:style-name="_3c_l_3e_">Vesper ubi aut hibernus agit de montibus imber:</text:p>
      <text:p text:style-name="_3c_l_3e_">Matres atque viri, defunctaque corpora vita</text:p>
      <text:p text:style-name="_3c_l_3e_">Magnanimum heroum, pueri, innuptæque puellæ,</text:p>
      <text:p text:style-name="_3c_l_3e_">Impositique rogis juvenes ante ora parentum ;</text:p>
      <text:p text:style-name="_3c_l_3e_">Quos circum limus niger, et deformis arundo</text:p>
      <text:p text:style-name="_3c_l_3e_"><text:span text:style-name="_3c_pb_3e_">[52]</text:span>Cocyti, tardaque palus inamabilis unda</text:p>
      <text:p text:style-name="_3c_l_3e_">Alligat, et novies Styx interfusa coercet.</text:p>
      <text:p text:style-name="_3c_l_3e_"/>
      <text:p text:style-name="_3c_l_3e_">Quin ipsæ stupuere domus atque intima Leti</text:p>
      <text:p text:style-name="_3c_l_3e_">Tartara, cæruleosque implexæ crinibus angues</text:p>
      <text:p text:style-name="_3c_l_3e_">Eumenides ; tenuitque inhians tria Cerberus ora ;</text:p>
      <text:p text:style-name="_3c_l_3e_">Atque Ixionii vento rota constitit orbis.</text:p>
      <text:p text:style-name="_3c_l_3e_">Jamque, pedem referens, casus evaserat omnes,</text:p>
      <text:p text:style-name="_3c_l_3e_">Redditaque Eurydice superas veniebat ad auras,</text:p>
      <text:p text:style-name="_3c_l_3e_">Pone sequens (namque hanc dederat Proserpina legem),</text:p>
      <text:p text:style-name="_3c_l_3e_">Quum subita incautum dementia cepit amantem,</text:p>
      <text:p text:style-name="_3c_l_3e_">Ignoscenda quidem, scirent si ignoscere Manes!</text:p>
      <text:p text:style-name="_3c_l_3e_">Restitit, Eurydicenque suam jam luce sub ipsa</text:p>
      <text:p text:style-name="_3c_l_3e_">Immemor, heu! victusque animi respexit: ibi omnis</text:p>
      <text:p text:style-name="_3c_l_3e_">Effusus labor, atque immitis rupta tyranni</text:p>
      <text:p text:style-name="_3c_l_3e_">Fœdera, terque fragor stagnis auditus Averni,</text:p>
      <text:p text:style-name="_3c_l_3e_">Illa : « Quis et me, inquit, miseram, et te perdidit, Orpheu?</text:p>
      <text:p text:style-name="_3c_l_3e_"><text:soft-page-break/>Quis tantus furor? en iterum crudelia retro</text:p>
      <text:p text:style-name="_3c_l_3e_">Fata vocant, conditque natantia lumina somnus.</text:p>
      <text:p text:style-name="_3c_l_3e_">Jamque vale: feror ingenti circumdata nocte,</text:p>
      <text:p text:style-name="_3c_l_3e_">Invalidasque tibi tendens, heu! non tua, palmas. »</text:p>
      <text:p text:style-name="_3c_l_3e_"><text:span text:style-name="_3c_pb_3e_">[54]</text:span>Dixit, et ex oculis subito, ceu fumus in auras</text:p>
      <text:p text:style-name="_3c_l_3e_">Commixtus tenues, fugit diversa; neque illum</text:p>
      <text:p text:style-name="_3c_l_3e_">Prensantem nequidquam umbras, et multa volentem</text:p>
      <text:p text:style-name="_3c_l_3e_">Dicere, præterea vidit; nec portitor Orci</text:p>
      <text:p text:style-name="_3c_l_3e_">Amplius objectam passus transire paludem.</text:p>
      <text:p text:style-name="_3c_l_3e_">Quid faceret? quo se rapta bis conjuge ferret?</text:p>
      <text:p text:style-name="_3c_l_3e_">Quo fletu Manes, qua Numina voce moveret?</text:p>
      <text:p text:style-name="_3c_l_3e_">Illa quidem Stygia nabat jam frigida cymba.</text:p>
      <text:p text:style-name="_3c_l_3e_"/>
      <text:p text:style-name="_3c_l_3e_">Septem illum totos perhibent ex ordine menses,</text:p>
      <text:p text:style-name="_3c_l_3e_">Rupe sub aeria, deserti ad Strymonis undam,</text:p>
      <text:p text:style-name="_3c_l_3e_">Flevisse, et gelidis hæc evolvisse sub antris,</text:p>
      <text:p text:style-name="_3c_l_3e_">Mulcentem tigres, et agentem carmine quercus.</text:p>
      <text:p text:style-name="_3c_l_3e_">Qualis populea mœrens Philomela sub umbra</text:p>
      <text:p text:style-name="_3c_l_3e_">Amissos queritur fetus, quos durus arator</text:p>
      <text:p text:style-name="_3c_l_3e_">Observans nido implumes detraxit: at illa</text:p>
      <text:p text:style-name="_3c_l_3e_">Flet noctem, ramoque sedens miserabile carmen</text:p>
      <text:p text:style-name="_3c_l_3e_">Integrat, et mœstis late loca questibus implet.</text:p>
      <text:p text:style-name="_3c_l_3e_">Nulla Venus, non ulli animum flexere hymenæi.</text:p>
      <text:p text:style-name="_3c_l_3e_"><text:span text:style-name="_3c_pb_3e_">[56]</text:span>Solus Hyperboreas glacies, Tanaimque nivalem,</text:p>
      <text:p text:style-name="_3c_l_3e_">Arvaque Rhiphæis nunquam viduata pruinis</text:p>
      <text:p text:style-name="_3c_l_3e_">Lustrabat, raptam Eurydicen, atque irrita Ditis</text:p>
      <text:p text:style-name="_3c_l_3e_">Dona querens. Spretæ Ciconum quo munere matres,</text:p>
      <text:p text:style-name="_3c_l_3e_">Inter sacra Deum nocturnique orgia Bacchi,</text:p>
      <text:p text:style-name="_3c_l_3e_">Discerptum latos juvenem arsere per agros.</text:p>
      <text:p text:style-name="_3c_l_3e_">Tum quoque marmorea caput a cervice revulsum</text:p>
      <text:p text:style-name="_3c_l_3e_">Gurgite quum medio portans Œagrius Hebrus</text:p>
      <text:p text:style-name="_3c_l_3e_">Volveret, Eurydicen vox ipsa et frigida lingua,</text:p>
      <text:p text:style-name="_3c_l_3e_">Ah ! miseram Eurydicen, anima fugiente, vocabat;</text:p>
      <text:p text:style-name="_3c_l_3e_">Eurydicen toto referebant flumine rip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condensed" svg:font-family="'roboto condensed', sans-serif"/>
    <style:font-face style:name="sans-serif" svg:font-family="sans-serif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Standard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3:11:14.42</meta:creation-date>
    <dc:date>2019-10-30T14:57:18.01</dc:date>
    <dc:creator>Karolina Suchecka</dc:creator>
    <meta:editing-duration>PT5H11M56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2" meta:paragraph-count="79" meta:word-count="534" meta:character-count="3618"/>
  </office:meta>
</office:document-meta>
</file>